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Docs.getMax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Docs.TopDocs( int totalHits , ScoreDoc [ ] scoreDocs , float max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pDocs.setMaxScore( float max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